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0DC86D273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7.212cm" fo:margin-left="-0.199cm" table:align="left" style:writing-mode="lr-tb"/>
    </style:style>
    <style:style style:name="Tabela1.A" style:family="table-column">
      <style:table-column-properties style:column-width="2.692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15.501cm"/>
    </style:style>
    <style:style style:name="Tabela1.D" style:family="table-column">
      <style:table-column-properties style:column-width="6.018cm"/>
    </style:style>
    <style:style style:name="Tabela1.1" style:family="table-row">
      <style:table-row-properties style:min-row-height="0.656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fo:keep-together="auto"/>
    </style:style>
    <style:style style:name="Tabela1.13" style:family="table-row">
      <style:table-row-properties fo:keep-together="auto"/>
    </style:style>
    <style:style style:name="Tabela2" style:family="table">
      <style:table-properties style:width="27.143cm" fo:margin-left="-0.379cm" table:align="left" style:writing-mode="lr-tb"/>
    </style:style>
    <style:style style:name="Tabela2.A" style:family="table-column">
      <style:table-column-properties style:column-width="2.872cm"/>
    </style:style>
    <style:style style:name="Tabela2.B" style:family="table-column">
      <style:table-column-properties style:column-width="2cm"/>
    </style:style>
    <style:style style:name="Tabela2.C" style:family="table-column">
      <style:table-column-properties style:column-width="15.859cm"/>
    </style:style>
    <style:style style:name="Tabela2.D" style:family="table-column">
      <style:table-column-properties style:column-width="6.412cm"/>
    </style:style>
    <style:style style:name="Tabela2.1" style:family="table-row">
      <style:table-row-properties style:min-row-height="0.656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4" style:family="table-row">
      <style:table-row-properties fo:keep-together="auto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5" style:family="table-row">
      <style:table-row-properties fo:keep-together="auto"/>
    </style:style>
    <style:style style:name="Tabela3" style:family="table">
      <style:table-properties style:width="27.212cm" fo:margin-left="-0.199cm" table:align="left" style:writing-mode="lr-tb"/>
    </style:style>
    <style:style style:name="Tabela3.A" style:family="table-column">
      <style:table-column-properties style:column-width="2.616cm"/>
    </style:style>
    <style:style style:name="Tabela3.B" style:family="table-column">
      <style:table-column-properties style:column-width="2.577cm"/>
    </style:style>
    <style:style style:name="Tabela3.C" style:family="table-column">
      <style:table-column-properties style:column-width="15.284cm"/>
    </style:style>
    <style:style style:name="Tabela3.D" style:family="table-column">
      <style:table-column-properties style:column-width="6.735cm"/>
    </style:style>
    <style:style style:name="Tabela3.1" style:family="table-row">
      <style:table-row-properties style:min-row-height="0.656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3" style:family="table-row">
      <style:table-row-properties fo:keep-together="auto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4" style:family="table-row">
      <style:table-row-properties fo:keep-together="auto"/>
    </style:style>
    <style:style style:name="Tabela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5" style:family="table-row">
      <style:table-row-properties fo:keep-together="auto"/>
    </style:style>
    <style:style style:name="Tabela3.6" style:family="table-row">
      <style:table-row-properties fo:keep-together="auto"/>
    </style:style>
    <style:style style:name="Tabela3.7" style:family="table-row">
      <style:table-row-properties fo:keep-together="auto"/>
    </style:style>
    <style:style style:name="Tabela3.8" style:family="table-row">
      <style:table-row-properties fo:keep-together="auto"/>
    </style:style>
    <style:style style:name="Tabela3.9" style:family="table-row">
      <style:table-row-properties fo:keep-together="auto"/>
    </style:style>
    <style:style style:name="Tabela4" style:family="table">
      <style:table-properties style:width="27.273cm" fo:margin-left="-0.51cm" table:align="left" style:writing-mode="lr-tb"/>
    </style:style>
    <style:style style:name="Tabela4.A" style:family="table-column">
      <style:table-column-properties style:column-width="2.616cm"/>
    </style:style>
    <style:style style:name="Tabela4.B" style:family="table-column">
      <style:table-column-properties style:column-width="2.577cm"/>
    </style:style>
    <style:style style:name="Tabela4.C" style:family="table-column">
      <style:table-column-properties style:column-width="14.908cm"/>
    </style:style>
    <style:style style:name="Tabela4.D" style:family="table-column">
      <style:table-column-properties style:column-width="7.172cm"/>
    </style:style>
    <style:style style:name="Tabela4.1" style:family="table-row">
      <style:table-row-properties style:min-row-height="0.656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3" style:family="table-row">
      <style:table-row-properties fo:keep-together="auto"/>
    </style:style>
    <style:style style:name="Tabela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4" style:family="table-row">
      <style:table-row-properties fo:keep-together="auto"/>
    </style:style>
    <style:style style:name="Tabela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5" style:family="table-row">
      <style:table-row-properties fo:keep-together="auto"/>
    </style:style>
    <style:style style:name="Tabela4.6" style:family="table-row">
      <style:table-row-properties fo:keep-together="auto"/>
    </style:style>
    <style:style style:name="Tabela4.7" style:family="table-row">
      <style:table-row-properties fo:keep-together="auto"/>
    </style:style>
    <style:style style:name="Tabela4.8" style:family="table-row">
      <style:table-row-properties fo:keep-together="auto"/>
    </style:style>
    <style:style style:name="Tabela4.9" style:family="table-row">
      <style:table-row-properties fo:keep-together="auto"/>
    </style:style>
    <style:style style:name="Tabela4.10" style:family="table-row">
      <style:table-row-properties fo:keep-together="auto"/>
    </style:style>
    <style:style style:name="Tabela5" style:family="table">
      <style:table-properties style:width="26.522cm" fo:margin-left="0.242cm" table:align="left" style:writing-mode="lr-tb"/>
    </style:style>
    <style:style style:name="Tabela5.A" style:family="table-column">
      <style:table-column-properties style:column-width="2.616cm"/>
    </style:style>
    <style:style style:name="Tabela5.B" style:family="table-column">
      <style:table-column-properties style:column-width="2.577cm"/>
    </style:style>
    <style:style style:name="Tabela5.C" style:family="table-column">
      <style:table-column-properties style:column-width="14.291cm"/>
    </style:style>
    <style:style style:name="Tabela5.D" style:family="table-column">
      <style:table-column-properties style:column-width="7.038cm"/>
    </style:style>
    <style:style style:name="Tabela5.1" style:family="table-row">
      <style:table-row-properties style:min-row-height="0.656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3" style:family="table-row">
      <style:table-row-properties fo:keep-together="auto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4" style:family="table-row">
      <style:table-row-properties fo:keep-together="auto"/>
    </style:style>
    <style:style style:name="Tabe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5" style:family="table-row">
      <style:table-row-properties fo:keep-together="auto"/>
    </style:style>
    <style:style style:name="Tabela6" style:family="table">
      <style:table-properties style:width="26.522cm" table:align="left" style:writing-mode="lr-tb"/>
    </style:style>
    <style:style style:name="Tabela6.A" style:family="table-column">
      <style:table-column-properties style:column-width="2.616cm"/>
    </style:style>
    <style:style style:name="Tabela6.B" style:family="table-column">
      <style:table-column-properties style:column-width="2.577cm"/>
    </style:style>
    <style:style style:name="Tabela6.C" style:family="table-column">
      <style:table-column-properties style:column-width="13.584cm"/>
    </style:style>
    <style:style style:name="Tabela6.D" style:family="table-column">
      <style:table-column-properties style:column-width="7.745cm"/>
    </style:style>
    <style:style style:name="Tabela6.1" style:family="table-row">
      <style:table-row-properties style:min-row-height="0.656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3" style:family="table-row">
      <style:table-row-properties fo:keep-together="auto"/>
    </style:style>
    <style:style style:name="Tabela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4" style:family="table-row">
      <style:table-row-properties fo:keep-together="auto"/>
    </style:style>
    <style:style style:name="Tabela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.5" style:family="table-row">
      <style:table-row-properties fo:keep-together="auto"/>
    </style:style>
    <style:style style:name="Tabela7" style:family="table">
      <style:table-properties style:width="26.522cm" fo:margin-left="0.242cm" table:align="left" style:writing-mode="lr-tb"/>
    </style:style>
    <style:style style:name="Tabela7.A" style:family="table-column">
      <style:table-column-properties style:column-width="2.616cm"/>
    </style:style>
    <style:style style:name="Tabela7.B" style:family="table-column">
      <style:table-column-properties style:column-width="2.577cm"/>
    </style:style>
    <style:style style:name="Tabela7.C" style:family="table-column">
      <style:table-column-properties style:column-width="13.76cm"/>
    </style:style>
    <style:style style:name="Tabela7.D" style:family="table-column">
      <style:table-column-properties style:column-width="7.569cm"/>
    </style:style>
    <style:style style:name="Tabela7.1" style:family="table-row">
      <style:table-row-properties style:min-row-height="0.656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3" style:family="table-row">
      <style:table-row-properties fo:keep-together="auto"/>
    </style:style>
    <style:style style:name="Tabela7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4" style:family="table-row">
      <style:table-row-properties fo:keep-together="auto"/>
    </style:style>
    <style:style style:name="Tabela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" style:family="paragraph" style:parent-style-name="Footer">
      <style:text-properties style:font-name="Arial" fo:font-size="10pt" fo:language="pt" fo:country="BR" style:font-size-asian="10pt" style:font-name-complex="Arial" style:font-size-complex="10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language="pt" fo:country="BR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officeooo:rsid="0019a4b9" officeooo:paragraph-rsid="0019a4b9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officeooo:rsid="0019a4b9" officeooo:paragraph-rsid="0019a4b9" style:font-size-asian="10pt" style:font-size-complex="1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break-before="page"/>
      <style:text-properties style:font-name="Arial" fo:font-size="10pt" fo:language="pt" fo:country="BR" style:font-size-asian="10pt" style:font-name-complex="Arial" style:font-size-complex="10pt"/>
    </style:style>
    <style:style style:name="P13" style:family="paragraph" style:parent-style-name="Standard">
      <style:paragraph-properties fo:margin-left="-0.439cm" fo:margin-right="0cm" fo:text-indent="0cm" style:auto-text-indent="false"/>
    </style:style>
    <style:style style:name="P14" style:family="paragraph" style:parent-style-name="Standard" style:master-page-name="Standard">
      <style:paragraph-properties style:page-number="auto"/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pt" fo:country="BR" officeooo:rsid="0019a4b9" officeooo:paragraph-rsid="0019a4b9" style:font-size-asian="10pt" style:font-name-complex="Arial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language="pt" fo:country="BR" officeooo:rsid="0019a4b9" officeooo:paragraph-rsid="0019a4b9" style:font-size-asian="10pt" style:font-name-complex="Arial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20" style:family="paragraph" style:parent-style-name="Standard">
      <style:text-properties style:font-name="Arial" fo:font-size="10pt" fo:language="pt" fo:country="BR" officeooo:rsid="001a3dff" officeooo:paragraph-rsid="001a3dff" style:font-size-asian="10pt" style:font-name-complex="Arial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language="pt" fo:country="BR" officeooo:rsid="001a3dff" officeooo:paragraph-rsid="001a3dff" style:font-size-asian="10pt" style:font-name-complex="Arial" style:font-size-complex="10pt"/>
    </style:style>
    <style:style style:name="P22" style:family="paragraph" style:parent-style-name="Standard">
      <style:text-properties style:font-name="Arial" fo:font-size="10pt" officeooo:rsid="001a3dff" officeooo:paragraph-rsid="001a3dff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officeooo:rsid="001a3dff" officeooo:paragraph-rsid="001a3dff" style:font-size-asian="10pt" style:font-size-complex="10pt"/>
    </style:style>
    <style:style style:name="T1" style:family="text">
      <style:text-properties style:font-name="Arial" fo:language="pt" fo:country="BR" style:font-name-asian="Arial" style:font-name-complex="Arial"/>
    </style:style>
    <style:style style:name="T2" style:family="text">
      <style:text-properties style:font-name="Arial" fo:language="pt" fo:country="BR" fo:font-weight="bold" style:font-weight-asian="bold" style:font-name-complex="Arial"/>
    </style:style>
    <style:style style:name="T3" style:family="text">
      <style:text-properties style:font-name="Arial" fo:language="pt" fo:country="BR" style:font-name-complex="Arial"/>
    </style:style>
    <style:style style:name="T4" style:family="text">
      <style:text-properties style:font-name="Arial" fo:font-size="14pt" fo:language="pt" fo:country="BR" fo:font-weight="bold" style:font-size-asian="14pt" style:font-weight-asian="bold" style:font-name-complex="Arial" style:font-size-complex="14pt"/>
    </style:style>
    <style:style style:name="T5" style:family="text">
      <style:text-properties style:font-name="Arial" fo:font-size="10pt" fo:language="pt" fo:country="BR" style:font-size-asian="10pt" style:font-name-complex="Arial" style:font-size-complex="10pt"/>
    </style:style>
    <style:style style:name="T6" style:family="text"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pt" fo:country="BR" fo:font-style="italic" style:font-size-asian="10pt" style:font-style-asian="italic" style:font-name-complex="Arial" style:font-size-complex="10pt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fo:color="#ff0000" style:font-name="Arial" fo:language="pt" fo:country="BR" style:font-name-complex="Arial"/>
    </style:style>
    <style:style style:name="T10" style:family="text">
      <style:text-properties fo:color="#ff0000" style:font-name="Arial" fo:language="pt" fo:country="BR" officeooo:rsid="0017f562" style:font-name-complex="Arial"/>
    </style:style>
    <style:style style:name="T11" style:family="text">
      <style:text-properties fo:color="#0000ff" style:font-name="Arial" fo:language="pt" fo:country="BR" style:font-name-complex="Arial"/>
    </style:style>
    <style:style style:name="T12" style:family="text">
      <style:text-properties fo:color="#0000ff" style:font-name="Arial" fo:language="pt" fo:country="BR" officeooo:rsid="001a3dff" style:font-name-complex="Arial"/>
    </style:style>
    <style:style style:name="T13" style:family="text">
      <style:text-properties fo:color="#0000ff" style:font-name="Arial" fo:font-size="10pt" fo:language="pt" fo:country="BR" style:font-size-asian="10pt" style:font-name-complex="Arial" style:font-size-complex="10pt"/>
    </style:style>
    <style:style style:name="T14" style:family="text">
      <style:text-properties fo:color="#0000ff" style:font-name="Arial" fo:font-size="10pt" fo:language="pt" fo:country="BR" officeooo:rsid="0017f562" style:font-size-asian="10pt" style:font-name-complex="Arial" style:font-size-complex="10pt"/>
    </style:style>
    <style:style style:name="T15" style:family="text">
      <style:text-properties fo:color="#0000ff" style:font-name="Arial" fo:font-size="10pt" fo:language="pt" fo:country="BR" officeooo:rsid="0019a4b9" style:font-size-asian="10pt" style:font-name-complex="Arial" style:font-size-complex="10pt"/>
    </style:style>
    <style:style style:name="T16" style:family="text">
      <style:text-properties officeooo:rsid="001a3df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table:number-columns-spanned="4" office:value-type="string">
              <text:p text:style-name="Standard"><text:span text:style-name="T6">Avaliadores do Processo:</text:span><text:span text:style-name="T5"> </text:span><text:span text:style-name="T15">Eduardo Horst</text:span><text:span text:style-name="T13"> </text:span><text:span text:style-name="T15">&amp; Caio Romão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4" office:value-type="string">
              <text:p text:style-name="Standard"><text:span text:style-name="T6">Processo: </text:span><text:span text:style-name="T13">GR</text:span><text:span text:style-name="T14">E</text:span><text:span text:style-name="T13"> – Gerência de </text:span><text:span text:style-name="T14">Requisitos</text:span>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3" office:value-type="string">
              <text:p text:style-name="P4">REQUERIDO/</text:p>
              <text:p text:style-name="P4">MELHORIA</text:p>
            </table:table-cell>
            <table:table-cell table:style-name="Tabela1.A3" office:value-type="string">
              <text:p text:style-name="P4">RESULTADO</text:p>
              <text:p text:style-name="P4">ESPERADO</text:p>
            </table:table-cell>
            <table:table-cell table:style-name="Tabela1.A3" office:value-type="string">
              <text:p text:style-name="P4">PROBLEMA</text:p>
            </table:table-cell>
            <table:table-cell table:style-name="Tabela1.A1" office:value-type="string">
              <text:p text:style-name="P4">SUGESTÃO PARA CORRIGIR</text:p>
            </table:table-cell>
          </table:table-row>
        </table:table-header-rows>
        <table:table-row table:style-name="Tabela1.4">
          <table:table-cell table:style-name="Tabela1.A4" office:value-type="string">
            <text:p text:style-name="P16">Requerido</text:p>
          </table:table-cell>
          <table:table-cell table:style-name="Tabela1.A4" office:value-type="string">
            <text:p text:style-name="P16">RAP2</text:p>
          </table:table-cell>
          <table:table-cell table:style-name="Tabela1.A4" office:value-type="string">
            <text:p text:style-name="P17">Não a evidência de que as politicas organizacionais do projeto tem <text:span text:style-name="T16">respaldo</text:span> da alta administração</text:p>
          </table:table-cell>
          <table:table-cell table:style-name="Tabela1.D4" office:value-type="string">
            <text:p text:style-name="P7"/>
          </table:table-cell>
        </table:table-row>
        <table:table-row table:style-name="Tabela1.5">
          <table:table-cell table:style-name="Tabela1.A5" office:value-type="string">
            <text:p text:style-name="P9">Melhoria</text:p>
          </table:table-cell>
          <table:table-cell table:style-name="Tabela1.A5" office:value-type="string">
            <text:p text:style-name="P9">RAP2</text:p>
          </table:table-cell>
          <table:table-cell table:style-name="Tabela1.A5" office:value-type="string">
            <text:p text:style-name="P10">A evidência não destaca que seu texto é politica organizacional.</text:p>
          </table:table-cell>
          <table:table-cell table:style-name="Tabela1.D5" office:value-type="string">
            <text:p text:style-name="P7"/>
          </table:table-cell>
        </table:table-row>
        <table:table-row table:style-name="Tabela1.6">
          <table:table-cell table:style-name="Tabela1.A5" office:value-type="string">
            <text:p text:style-name="P9">Requerido</text:p>
          </table:table-cell>
          <table:table-cell table:style-name="Tabela1.A5" office:value-type="string">
            <text:p text:style-name="P9">RAP4</text:p>
          </table:table-cell>
          <table:table-cell table:style-name="Tabela1.A5" office:value-type="string">
            <text:p text:style-name="P10">A evidência mostra que o plano não foi seguido, e/ou, atitudes corretivas não foram tomadas quando o executado se separou do planejado</text:p>
          </table:table-cell>
          <table:table-cell table:style-name="Tabela1.D5" office:value-type="string">
            <text:p text:style-name="P7"/>
          </table:table-cell>
        </table:table-row>
        <table:table-row table:style-name="Tabela1.7">
          <table:table-cell table:style-name="Tabela1.A5" office:value-type="string">
            <text:p text:style-name="P9">Requerido</text:p>
          </table:table-cell>
          <table:table-cell table:style-name="Tabela1.A5" office:value-type="string">
            <text:p text:style-name="P9">RAP5</text:p>
          </table:table-cell>
          <table:table-cell table:style-name="Tabela1.A5" office:value-type="string">
            <text:p text:style-name="P10">Os recursos a serem utilizados não foram especificados (algumas citações esporadicas foram encontradas, como uso de postgres e redmine) em especial necessidades estruturais e físicas (como computadores).</text:p>
          </table:table-cell>
          <table:table-cell table:style-name="Tabela1.D5" office:value-type="string">
            <text:p text:style-name="P7"/>
          </table:table-cell>
        </table:table-row>
        <table:table-row table:style-name="Tabela1.8">
          <table:table-cell table:style-name="Tabela1.A5" office:value-type="string">
            <text:p text:style-name="P9">Requerido</text:p>
          </table:table-cell>
          <table:table-cell table:style-name="Tabela1.A5" office:value-type="string">
            <text:p text:style-name="P9">RAP7</text:p>
          </table:table-cell>
          <table:table-cell table:style-name="Tabela1.A5" office:value-type="string">
            <text:p text:style-name="P10">A evidência não mostra se os individuos que executarão o processo (quais quer) tem a experiência necessária ou formação</text:p>
          </table:table-cell>
          <table:table-cell table:style-name="Tabela1.D5" office:value-type="string">
            <text:p text:style-name="P7"/>
          </table:table-cell>
        </table:table-row>
        <table:table-row table:style-name="Tabela1.10">
          <table:table-cell table:style-name="Tabela1.A5" office:value-type="string">
            <text:p text:style-name="P9">Requerido</text:p>
          </table:table-cell>
          <table:table-cell table:style-name="Tabela1.A5" office:value-type="string">
            <text:p text:style-name="P9">RAP9</text:p>
          </table:table-cell>
          <table:table-cell table:style-name="Tabela1.A5" office:value-type="string">
            <text:p text:style-name="P10">A evidencia não mostra <text:span text:style-name="T16">que os</text:span> resultados foram revistos pela alta gerênci<text:span text:style-name="T16">a</text:span></text:p>
          </table:table-cell>
          <table:table-cell table:style-name="Tabela1.D5" office:value-type="string">
            <text:p text:style-name="P7"/>
          </table:table-cell>
        </table:table-row>
        <table:table-row table:style-name="Tabela1.10">
          <table:table-cell table:style-name="Tabela1.A5" office:value-type="string">
            <text:p text:style-name="P22">Requerido</text:p>
          </table:table-cell>
          <table:table-cell table:style-name="Tabela1.A5" office:value-type="string">
            <text:p text:style-name="P22">RAP9</text:p>
          </table:table-cell>
          <table:table-cell table:style-name="Tabela1.A5" office:value-type="string">
            <text:p text:style-name="P23">A evidencia não mostra revisão de todos os resultados, ou plano de quais resultados seriam revistos ou método de escolha dos resultados.</text:p>
          </table:table-cell>
          <table:table-cell table:style-name="Tabela1.D5" office:value-type="string">
            <text:p text:style-name="P7"/>
          </table:table-cell>
        </table:table-row>
        <table:table-row table:style-name="Tabela1.11">
          <table:table-cell table:style-name="Tabela1.A5" office:value-type="string">
            <text:p text:style-name="P9">Requerido</text:p>
          </table:table-cell>
          <table:table-cell table:style-name="Tabela1.A5" office:value-type="string">
            <text:p text:style-name="P9">RAP10</text:p>
          </table:table-cell>
          <table:table-cell table:style-name="Tabela1.A5" office:value-type="string">
            <text:p text:style-name="P10">Não á evidencias que registrem a execução das atividades</text:p>
          </table:table-cell>
          <table:table-cell table:style-name="Tabela1.D5" office:value-type="string">
            <text:p text:style-name="P7"/>
          </table:table-cell>
        </table:table-row>
        <table:table-row table:style-name="Tabela1.12">
          <table:table-cell table:style-name="Tabela1.A5" office:value-type="string">
            <text:p text:style-name="P9">Requerido</text:p>
          </table:table-cell>
          <table:table-cell table:style-name="Tabela1.A5" office:value-type="string">
            <text:p text:style-name="P9">RAP10</text:p>
          </table:table-cell>
          <table:table-cell table:style-name="Tabela1.A5" office:value-type="string">
            <text:p text:style-name="P10">As evidências não são o suficientes para afirmar que o projeto foi executado de acordo com o processo planejado</text:p>
          </table:table-cell>
          <table:table-cell table:style-name="Tabela1.D5" office:value-type="string">
            <text:p text:style-name="P7"/>
          </table:table-cell>
        </table:table-row>
        <table:table-row table:style-name="Tabela1.13">
          <table:table-cell table:style-name="Tabela1.A5" office:value-type="string">
            <text:p text:style-name="P9"/>
          </table:table-cell>
          <table:table-cell table:style-name="Tabela1.A5" office:value-type="string">
            <text:p text:style-name="P9"/>
          </table:table-cell>
          <table:table-cell table:style-name="Tabela1.A5" office:value-type="string">
            <text:p text:style-name="P10"/>
          </table:table-cell>
          <table:table-cell table:style-name="Tabela1.D5" office:value-type="string">
            <text:p text:style-name="P7"/>
          </table:table-cell>
        </table:table-row>
      </table:table>
      <text:p text:style-name="P5"/>
      <text:p text:style-name="P5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 table:style-name="Tabela2.1">
            <table:table-cell table:style-name="Tabela2.A1" table:number-columns-spanned="4" office:value-type="string">
              <text:p text:style-name="Standard"><text:span text:style-name="T6">Avaliadores do Processo:</text:span><text:span text:style-name="T5"> </text:span><text:span text:style-name="T13">??????</text:span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1" table:number-columns-spanned="4" office:value-type="string">
              <text:p text:style-name="Standard"><text:span text:style-name="T6">Processo: </text:span><text:span text:style-name="T13">GRE – Gerência de Requisitos</text:span>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3" office:value-type="string">
              <text:p text:style-name="P4">REQUERIDO/</text:p>
              <text:p text:style-name="P4">MELHORIA</text:p>
            </table:table-cell>
            <table:table-cell table:style-name="Tabela2.A3" office:value-type="string">
              <text:p text:style-name="P4">RESULTADO</text:p>
              <text:p text:style-name="P4">ESPERADO</text:p>
            </table:table-cell>
            <table:table-cell table:style-name="Tabela2.A3" office:value-type="string">
              <text:p text:style-name="P4">PROBLEMA</text:p>
            </table:table-cell>
            <table:table-cell table:style-name="Tabela2.A1" office:value-type="string">
              <text:p text:style-name="P4">SUGESTÃO PARA CORRIGIR</text:p>
            </table:table-cell>
          </table:table-row>
        </table:table-header-rows>
        <table:table-row table:style-name="Tabela2.4">
          <table:table-cell table:style-name="Tabela2.A4" office:value-type="string">
            <text:p text:style-name="P5">Requerido</text:p>
          </table:table-cell>
          <table:table-cell table:style-name="Tabela2.A4" office:value-type="string">
            <text:p text:style-name="P5">GRE1</text:p>
          </table:table-cell>
          <table:table-cell table:style-name="Tabela2.A4" office:value-type="string">
            <text:p text:style-name="P6">O plano do projeto apresenta um escopo descrito textualmente e o documento de ATIVACAO apresenta o número das demandas. <text:s/>No entanto na especificação de requisitos são apresentando apenas o número dos requisitos, não é possível fazer uma correlação entre eles. </text:p>
          </table:table-cell>
          <table:table-cell table:style-name="Tabela2.D4" office:value-type="string">
            <text:p text:style-name="P7"/>
          </table:table-cell>
        </table:table-row>
        <table:table-row table:style-name="Tabela2.5">
          <table:table-cell table:style-name="Tabela2.A4" office:value-type="string">
            <text:p text:style-name="P5">Requerido </text:p>
          </table:table-cell>
          <table:table-cell table:style-name="Tabela2.A4" office:value-type="string">
            <text:p text:style-name="P5">GRE2</text:p>
          </table:table-cell>
          <table:table-cell table:style-name="Tabela2.A4" office:value-type="string">
            <text:p text:style-name="P6">Não há evidências de comprometimento da equipe técnica com os requisitos especifidados.</text:p>
          </table:table-cell>
          <table:table-cell table:style-name="Tabela2.D4" office:value-type="string">
            <text:p text:style-name="P7"/>
          </table:table-cell>
        </table:table-row>
      </table:table>
      <text:p text:style-name="P5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table:number-columns-spanned="4" office:value-type="string">
              <text:p text:style-name="Standard"><text:span text:style-name="T6">Avaliadores do Processo:</text:span><text:span text:style-name="T5"> </text:span><text:span text:style-name="T13">????</text:span></text:p>
            </table:table-cell>
            <table:covered-table-cell/>
            <table:covered-table-cell/>
            <table:covered-table-cell/>
          </table:table-row>
          <table:table-row table:style-name="Tabela3.1">
            <table:table-cell table:style-name="Tabela3.A1" table:number-columns-spanned="4" office:value-type="string">
              <text:p text:style-name="Standard"><text:span text:style-name="T6">Processo: </text:span><text:span text:style-name="T13">GQA – Garantia da Qualidade</text:span></text:p>
            </table:table-cell>
            <table:covered-table-cell/>
            <table:covered-table-cell/>
            <table:covered-table-cell/>
          </table:table-row>
          <table:table-row table:style-name="Tabela3.3">
            <table:table-cell table:style-name="Tabela3.A3" office:value-type="string">
              <text:p text:style-name="P4">REQUERIDO/</text:p>
              <text:p text:style-name="P4">MELHORIA</text:p>
            </table:table-cell>
            <table:table-cell table:style-name="Tabela3.A3" office:value-type="string">
              <text:p text:style-name="P4">RESULTADO</text:p>
              <text:p text:style-name="P4">ESPERADO</text:p>
            </table:table-cell>
            <table:table-cell table:style-name="Tabela3.A3" office:value-type="string">
              <text:p text:style-name="P4">PROBLEMA</text:p>
            </table:table-cell>
            <table:table-cell table:style-name="Tabela3.A1" office:value-type="string">
              <text:p text:style-name="P4">SUGESTÃO PARA CORRIGIR</text:p>
            </table:table-cell>
          </table:table-row>
        </table:table-header-rows>
        <table:table-row table:style-name="Tabela3.4">
          <table:table-cell table:style-name="Tabela3.A4" office:value-type="string">
            <text:p text:style-name="P5">Requerido</text:p>
          </table:table-cell>
          <table:table-cell table:style-name="Tabela3.A4" office:value-type="string">
            <text:p text:style-name="P5">GQA</text:p>
          </table:table-cell>
          <table:table-cell table:style-name="Tabela3.A4" office:value-type="string">
            <text:p text:style-name="P6">No doc CHEK <text:s/>do projeto P1 <text:s/>possui um item que contém a informação NA e possui uma não conformidade associada. NC 501 (aba MED)</text:p>
          </table:table-cell>
          <table:table-cell table:style-name="Tabela3.D4" office:value-type="string">
            <text:p text:style-name="P7"/>
          </table:table-cell>
        </table:table-row>
        <table:table-row table:style-name="Tabela3.5">
          <table:table-cell table:style-name="Tabela3.A4" office:value-type="string">
            <text:p text:style-name="P5">Requerido</text:p>
          </table:table-cell>
          <table:table-cell table:style-name="Tabela3.A4" office:value-type="string">
            <text:p text:style-name="P5">GQA3</text:p>
          </table:table-cell>
          <table:table-cell table:style-name="Tabela3.A4" office:value-type="string">
            <text:p text:style-name="P6">No doc CHEK <text:s/>projeto P!, possui Não conformidade, mas não tem código de NC associado (aba DOCESTIMATIVA)</text:p>
          </table:table-cell>
          <table:table-cell table:style-name="Tabela3.D4" office:value-type="string">
            <text:p text:style-name="P7"/>
          </table:table-cell>
        </table:table-row>
        <table:table-row table:style-name="Tabela3.6">
          <table:table-cell table:style-name="Tabela3.A4" office:value-type="string">
            <text:p text:style-name="P5">Melhoria</text:p>
          </table:table-cell>
          <table:table-cell table:style-name="Tabela3.A4" office:value-type="string">
            <text:p text:style-name="P5">GQA3</text:p>
          </table:table-cell>
          <table:table-cell table:style-name="Tabela3.A4" office:value-type="string">
            <text:p text:style-name="P6">Existem NC iguais que foram abertas em momentos diferentes no mesmo projeto (P1) Mapa de alocação</text:p>
          </table:table-cell>
          <table:table-cell table:style-name="Tabela3.D4" office:value-type="string">
            <text:p text:style-name="P7"/>
          </table:table-cell>
        </table:table-row>
        <table:table-row table:style-name="Tabela3.7">
          <table:table-cell table:style-name="Tabela3.A4" office:value-type="string">
            <text:p text:style-name="P5">Melhoria</text:p>
          </table:table-cell>
          <table:table-cell table:style-name="Tabela3.A4" office:value-type="string">
            <text:p text:style-name="P5">GQA3</text:p>
          </table:table-cell>
          <table:table-cell table:style-name="Tabela3.A4" office:value-type="string">
            <text:p text:style-name="P11"><text:span text:style-name="T5">Mais de uma não conformidade são registradas com o mesmo número na ferramenta </text:span><text:span text:style-name="T7">Service</text:span><text:span text:style-name="T5"> - Avaliar a situação de quando a não conformidade tiver prazos de tratamento diferentes ou tiver de ser tratadas por pessoas diferentes.</text:span></text:p>
          </table:table-cell>
          <table:table-cell table:style-name="Tabela3.D4" office:value-type="string">
            <text:p text:style-name="P7"/>
          </table:table-cell>
        </table:table-row>
        <table:table-row table:style-name="Tabela3.8">
          <table:table-cell table:style-name="Tabela3.A4" office:value-type="string">
            <text:p text:style-name="P5">Melhoria</text:p>
          </table:table-cell>
          <table:table-cell table:style-name="Tabela3.A4" office:value-type="string">
            <text:p text:style-name="P5">GQA4</text:p>
          </table:table-cell>
          <table:table-cell table:style-name="Tabela3.A4" office:value-type="string">
            <text:p text:style-name="P6">ATV <text:s/>NC <text:s/>500 foi identificada e passada para GPP tratar. Ele não executou no prazo e não pode ser escalonada. Aguardou o GPP finalizar</text:p>
          </table:table-cell>
          <table:table-cell table:style-name="Tabela3.D4" office:value-type="string">
            <text:p text:style-name="P7"/>
          </table:table-cell>
        </table:table-row>
        <table:table-row table:style-name="Tabela3.9">
          <table:table-cell table:style-name="Tabela3.A4" office:value-type="string">
            <text:p text:style-name="P5">Requerido </text:p>
          </table:table-cell>
          <table:table-cell table:style-name="Tabela3.A4" office:value-type="string">
            <text:p text:style-name="P5">RAP10</text:p>
          </table:table-cell>
          <table:table-cell table:style-name="Tabela3.A4" office:value-type="string">
            <text:p text:style-name="P6">Não há evidências de que o processo GQA (mais de um ano) foi avaliado.</text:p>
          </table:table-cell>
          <table:table-cell table:style-name="Tabela3.D4" office:value-type="string">
            <text:p text:style-name="P7"/>
          </table:table-cell>
        </table:table-row>
      </table:table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ela4.1">
            <table:table-cell table:style-name="Tabela4.A1" table:number-columns-spanned="4" office:value-type="string">
              <text:p text:style-name="P13"><text:span text:style-name="T6">Avaliadores do Processo:</text:span><text:span text:style-name="T5"> </text:span><text:span text:style-name="T13">???</text:span>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1" table:number-columns-spanned="4" office:value-type="string">
              <text:p text:style-name="Standard"><text:span text:style-name="T6">Processo: </text:span><text:span text:style-name="T13">GPP – Gerência de Portfólio de Projetos</text:span></text:p>
            </table:table-cell>
            <table:covered-table-cell/>
            <table:covered-table-cell/>
            <table:covered-table-cell/>
          </table:table-row>
          <table:table-row table:style-name="Tabela4.3">
            <table:table-cell table:style-name="Tabela4.A3" office:value-type="string">
              <text:p text:style-name="P4">REQUERIDO/</text:p>
              <text:p text:style-name="P4">MELHORIA</text:p>
            </table:table-cell>
            <table:table-cell table:style-name="Tabela4.A3" office:value-type="string">
              <text:p text:style-name="P4">RESULTADO</text:p>
              <text:p text:style-name="P4">ESPERADO</text:p>
            </table:table-cell>
            <table:table-cell table:style-name="Tabela4.A3" office:value-type="string">
              <text:p text:style-name="P4">PROBLEMA</text:p>
            </table:table-cell>
            <table:table-cell table:style-name="Tabela4.A1" office:value-type="string">
              <text:p text:style-name="P4">SUGESTÃO PARA CORRIGIR</text:p>
            </table:table-cell>
          </table:table-row>
        </table:table-header-rows>
        <table:table-row table:style-name="Tabela4.4">
          <table:table-cell table:style-name="Tabela4.A4" office:value-type="string">
            <text:p text:style-name="P5">Requerido</text:p>
          </table:table-cell>
          <table:table-cell table:style-name="Tabela4.A4" office:value-type="string">
            <text:p text:style-name="P5">GPP1</text:p>
          </table:table-cell>
          <table:table-cell table:style-name="Tabela4.A4" office:value-type="string">
            <text:p text:style-name="P6">Não há evidências da análise, qualificação e priorização da entrada no portfólio dos projetos P1 e <text:s/>P2</text:p>
          </table:table-cell>
          <table:table-cell table:style-name="Tabela4.D4" office:value-type="string">
            <text:p text:style-name="P7"/>
          </table:table-cell>
        </table:table-row>
        <table:table-row table:style-name="Tabela4.5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GPP4</text:p>
          </table:table-cell>
          <table:table-cell table:style-name="Tabela4.A4" office:value-type="string">
            <text:p text:style-name="P6">Não há evidências de que exista uma periodicidade estabelecida para monitoramento do GPP.</text:p>
          </table:table-cell>
          <table:table-cell table:style-name="Tabela4.D4" office:value-type="string">
            <text:p text:style-name="P7"/>
          </table:table-cell>
        </table:table-row>
        <table:table-row table:style-name="Tabela4.6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GPP4</text:p>
          </table:table-cell>
          <table:table-cell table:style-name="Tabela4.A4" office:value-type="string">
            <text:p text:style-name="P6">Os critérios utilizados para entrada de um projeto no portfólio é diferente dos critérios adotados para sua manutenção no portfólio</text:p>
          </table:table-cell>
          <table:table-cell table:style-name="Tabela4.D4" office:value-type="string">
            <text:p text:style-name="P7"/>
          </table:table-cell>
        </table:table-row>
        <table:table-row table:style-name="Tabela4.7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GPP5</text:p>
          </table:table-cell>
          <table:table-cell table:style-name="Tabela4.A4" office:value-type="string">
            <text:p text:style-name="P6">O projeto P1 foi paralisado em 01/12/2013, mas não aparece o momento de reinício do projeto na planilha do Portfólio </text:p>
          </table:table-cell>
          <table:table-cell table:style-name="Tabela4.D4" office:value-type="string">
            <text:p text:style-name="P7"/>
          </table:table-cell>
        </table:table-row>
        <table:table-row table:style-name="Tabela4.8">
          <table:table-cell table:style-name="Tabela4.A4" office:value-type="string">
            <text:p text:style-name="P5">Requerido</text:p>
          </table:table-cell>
          <table:table-cell table:style-name="Tabela4.A4" office:value-type="string">
            <text:p text:style-name="P5">GPP6</text:p>
          </table:table-cell>
          <table:table-cell table:style-name="Tabela4.A4" office:value-type="string">
            <text:p text:style-name="P6">Os critérios adotados para paralisação do projeto P1, não são os mesmos para análise e definição na entrada do Portfólio</text:p>
            <text:p text:style-name="P6">O monitoramento não está legal!</text:p>
          </table:table-cell>
          <table:table-cell table:style-name="Tabela4.D4" office:value-type="string">
            <text:p text:style-name="P7"/>
          </table:table-cell>
        </table:table-row>
        <table:table-row table:style-name="Tabela4.9">
          <table:table-cell table:style-name="Tabela4.A4" office:value-type="string">
            <text:p text:style-name="P5">Requerido</text:p>
          </table:table-cell>
          <table:table-cell table:style-name="Tabela4.A4" office:value-type="string">
            <text:p text:style-name="P5">GPP7</text:p>
          </table:table-cell>
          <table:table-cell table:style-name="Tabela4.A4" office:value-type="string">
            <text:p text:style-name="P6">Não está evidência da ativação do projeto P1 novamente no Portfólio</text:p>
          </table:table-cell>
          <table:table-cell table:style-name="Tabela4.D4" office:value-type="string">
            <text:p text:style-name="P7"/>
          </table:table-cell>
        </table:table-row>
        <table:table-row table:style-name="Tabela4.10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RAP10</text:p>
          </table:table-cell>
          <table:table-cell table:style-name="Tabela4.A4" office:value-type="string">
            <text:p text:style-name="P6">Não há evidências de que o processo GPP foi avaliado.</text:p>
          </table:table-cell>
          <table:table-cell table:style-name="Tabela4.D4" office:value-type="string">
            <text:p text:style-name="P7"/>
          </table:table-cell>
        </table:table-row>
      </table:table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header-rows>
          <table:table-row table:style-name="Tabela5.1">
            <table:table-cell table:style-name="Tabela5.A1" table:number-columns-spanned="4" office:value-type="string">
              <text:p text:style-name="P13"><text:span text:style-name="T6">AAvaliador do Processo:</text:span><text:span text:style-name="T5"> </text:span><text:span text:style-name="T13">???</text:span></text:p>
            </table:table-cell>
            <table:covered-table-cell/>
            <table:covered-table-cell/>
            <table:covered-table-cell/>
          </table:table-row>
          <table:table-row table:style-name="Tabela5.1">
            <table:table-cell table:style-name="Tabela5.A1" table:number-columns-spanned="4" office:value-type="string">
              <text:p text:style-name="Standard"><text:span text:style-name="T6">Processo: </text:span><text:span text:style-name="T13">MED – Medição</text:span></text:p>
            </table:table-cell>
            <table:covered-table-cell/>
            <table:covered-table-cell/>
            <table:covered-table-cell/>
          </table:table-row>
          <table:table-row table:style-name="Tabela5.3">
            <table:table-cell table:style-name="Tabela5.A3" office:value-type="string">
              <text:p text:style-name="P4">REQUERIDO/</text:p>
              <text:p text:style-name="P4">MELHORIA</text:p>
            </table:table-cell>
            <table:table-cell table:style-name="Tabela5.A3" office:value-type="string">
              <text:p text:style-name="P4">RESULTADO</text:p>
              <text:p text:style-name="P4">ESPERADO</text:p>
            </table:table-cell>
            <table:table-cell table:style-name="Tabela5.A3" office:value-type="string">
              <text:p text:style-name="P4">PROBLEMA</text:p>
            </table:table-cell>
            <table:table-cell table:style-name="Tabela5.A1" office:value-type="string">
              <text:p text:style-name="P4">SUGESTÃO PARA CORRIGIR</text:p>
            </table:table-cell>
          </table:table-row>
        </table:table-header-rows>
        <table:table-row table:style-name="Tabela5.4">
          <table:table-cell table:style-name="Tabela5.A4" office:value-type="string">
            <text:p text:style-name="P5">Requerido</text:p>
          </table:table-cell>
          <table:table-cell table:style-name="Tabela5.A4" office:value-type="string">
            <text:p text:style-name="P5">MED4 e 5</text:p>
          </table:table-cell>
          <table:table-cell table:style-name="Tabela5.A4" office:value-type="string">
            <text:p text:style-name="P6">O indicador IND1 <text:s/>está sendo calculado de forma diferente do que está escrito na sua descrição.</text:p>
          </table:table-cell>
          <table:table-cell table:style-name="Tabela5.D4" office:value-type="string">
            <text:p text:style-name="P7"/>
          </table:table-cell>
        </table:table-row>
        <table:table-row table:style-name="Tabela5.5">
          <table:table-cell table:style-name="Tabela5.A4" office:value-type="string">
            <text:p text:style-name="P5">Requerido</text:p>
          </table:table-cell>
          <table:table-cell table:style-name="Tabela5.A4" office:value-type="string">
            <text:p text:style-name="P5">MED4</text:p>
          </table:table-cell>
          <table:table-cell table:style-name="Tabela5.A4" office:value-type="string">
            <text:p text:style-name="P6">Não foram definidos os procedimentos de coleta e análise dos indicadores.</text:p>
            <text:p text:style-name="P6"/>
          </table:table-cell>
          <table:table-cell table:style-name="Tabela5.D4" office:value-type="string">
            <text:p text:style-name="P8"/>
          </table:table-cell>
        </table:table-row>
      </table:table>
      <text:p text:style-name="P5"/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 table:style-name="Tabela6.1">
            <table:table-cell table:style-name="Tabela6.A1" table:number-columns-spanned="4" office:value-type="string">
              <text:p text:style-name="P13"><text:span text:style-name="T6">AAvaliador do Processo:</text:span><text:span text:style-name="T5"> </text:span><text:span text:style-name="T13">????</text:span></text:p>
            </table:table-cell>
            <table:covered-table-cell/>
            <table:covered-table-cell/>
            <table:covered-table-cell/>
          </table:table-row>
          <table:table-row table:style-name="Tabela6.1">
            <table:table-cell table:style-name="Tabela6.A1" table:number-columns-spanned="4" office:value-type="string">
              <text:p text:style-name="Standard"><text:span text:style-name="T6">Processo: </text:span><text:span text:style-name="T13">GCO - <text:s/>Gerência de Configuração</text:span></text:p>
            </table:table-cell>
            <table:covered-table-cell/>
            <table:covered-table-cell/>
            <table:covered-table-cell/>
          </table:table-row>
          <table:table-row table:style-name="Tabela6.3">
            <table:table-cell table:style-name="Tabela6.A3" office:value-type="string">
              <text:p text:style-name="P4">REQUERIDO/</text:p>
              <text:p text:style-name="P4">MELHORIA</text:p>
            </table:table-cell>
            <table:table-cell table:style-name="Tabela6.A3" office:value-type="string">
              <text:p text:style-name="P4">RESULTADO</text:p>
              <text:p text:style-name="P4">ESPERADO</text:p>
            </table:table-cell>
            <table:table-cell table:style-name="Tabela6.A3" office:value-type="string">
              <text:p text:style-name="P4">PROBLEMA</text:p>
            </table:table-cell>
            <table:table-cell table:style-name="Tabela6.A1" office:value-type="string">
              <text:p text:style-name="P4">SUGESTÃO PARA CORRIGIR</text:p>
            </table:table-cell>
          </table:table-row>
        </table:table-header-rows>
        <table:table-row table:style-name="Tabela6.4">
          <table:table-cell table:style-name="Tabela6.A4" office:value-type="string">
            <text:p text:style-name="P5">Requerido</text:p>
          </table:table-cell>
          <table:table-cell table:style-name="Tabela6.A4" office:value-type="string">
            <text:p text:style-name="P5">GCO1</text:p>
          </table:table-cell>
          <table:table-cell table:style-name="Tabela6.A4" office:value-type="string">
            <text:p text:style-name="P6">Há itens de configuração planejado com extensão .WAR e na baseline ele está registrado como .EXE</text:p>
          </table:table-cell>
          <table:table-cell table:style-name="Tabela6.D4" office:value-type="string">
            <text:p text:style-name="P7"/>
          </table:table-cell>
        </table:table-row>
        <table:table-row table:style-name="Tabela6.5">
          <table:table-cell table:style-name="Tabela6.A4" office:value-type="string">
            <text:p text:style-name="P5">Requerido</text:p>
          </table:table-cell>
          <table:table-cell table:style-name="Tabela6.A4" office:value-type="string">
            <text:p text:style-name="P5">GCO3</text:p>
          </table:table-cell>
          <table:table-cell table:style-name="Tabela6.A4" office:value-type="string">
            <text:p text:style-name="P6">As baselines especificadas no plano de Gerência de Configuração estão divergentes dos nomes estabelecidos no cronograma do projeto. <text:s/></text:p>
          </table:table-cell>
          <table:table-cell table:style-name="Tabela6.D4" office:value-type="string">
            <text:p text:style-name="P7"/>
          </table:table-cell>
        </table:table-row>
      </table:table>
      <text:p text:style-name="P5"/>
      <text:p text:style-name="P1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 table:style-name="Tabela7.1">
            <table:table-cell table:style-name="Tabela7.A1" table:number-columns-spanned="4" office:value-type="string">
              <text:p text:style-name="P13"><text:span text:style-name="T6">AAvaliador do Processo:</text:span><text:span text:style-name="T5"> </text:span><text:span text:style-name="T13">????</text:span></text:p>
            </table:table-cell>
            <table:covered-table-cell/>
            <table:covered-table-cell/>
            <table:covered-table-cell/>
          </table:table-row>
          <table:table-row table:style-name="Tabela7.1">
            <table:table-cell table:style-name="Tabela7.A1" table:number-columns-spanned="4" office:value-type="string">
              <text:p text:style-name="Standard"><text:span text:style-name="T6">Processo: </text:span><text:span text:style-name="T13">Todos os processos</text:span></text:p>
            </table:table-cell>
            <table:covered-table-cell/>
            <table:covered-table-cell/>
            <table:covered-table-cell/>
          </table:table-row>
          <table:table-row table:style-name="Tabela7.3">
            <table:table-cell table:style-name="Tabela7.A3" office:value-type="string">
              <text:p text:style-name="P4">REQUERIDO/</text:p>
              <text:p text:style-name="P4">MELHORIA</text:p>
            </table:table-cell>
            <table:table-cell table:style-name="Tabela7.A3" office:value-type="string">
              <text:p text:style-name="P4">RESULTADO</text:p>
              <text:p text:style-name="P4">ESPERADO</text:p>
            </table:table-cell>
            <table:table-cell table:style-name="Tabela7.A3" office:value-type="string">
              <text:p text:style-name="P4">PROBLEMA</text:p>
            </table:table-cell>
            <table:table-cell table:style-name="Tabela7.A1" office:value-type="string">
              <text:p text:style-name="P4">SUGESTÃO PARA CORRIGIR</text:p>
            </table:table-cell>
          </table:table-row>
        </table:table-header-rows>
        <table:table-row table:style-name="Tabela7.4">
          <table:table-cell table:style-name="Tabela7.A4" office:value-type="string">
            <text:p text:style-name="P5">Melhoria</text:p>
            <text:p text:style-name="P5">Todos os Projetos</text:p>
          </table:table-cell>
          <table:table-cell table:style-name="Tabela7.A4" office:value-type="string">
            <text:p text:style-name="P5">RAP9</text:p>
          </table:table-cell>
          <table:table-cell table:style-name="Tabela7.A4" office:value-type="string">
            <text:p text:style-name="P6">Embora as comunicações sejam realizadas, nem todas são armazenas juntas na pasta COM como .PDF</text:p>
          </table:table-cell>
          <table:table-cell table:style-name="Tabela7.D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exto_20_de_20_globo" style:display-name="Texto de globo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pitch="variable" fo:font-size="8pt" fo:language="en" fo:country="US" style:font-size-asian="8pt" style:language-asian="ko" style:country-asian="KR" style:font-name-complex="Tahoma" style:font-family-complex="Tahoma" style:font-pitch-complex="variable" style:font-size-complex="8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n" fo:country="US" style:language-asian="ko" style:country-asian="KR"/>
    </style:style>
    <style:style style:name="Asunto_20_del_20_comentario_20_Car" style:display-name="Asunto del comentario Car" style:family="text">
      <style:text-properties fo:language="en" fo:country="US" fo:font-weight="bold" style:language-asian="ko" style:country-asian="KR" style:font-weight-asian="bold" style:font-weight-complex="bold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fo:language="en" fo:country="US" style:font-size-asian="12pt" style:language-asian="ko" style:country-asian="KR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MP2" style:family="paragraph" style:parent-style-name="Footer">
      <style:text-properties style:font-name="Arial" fo:font-size="10pt" fo:language="pt" fo:country="BR" style:font-size-asian="10pt" style:font-name-complex="Arial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language="pt" fo:country="BR" style:font-name-asian="Arial" style:font-name-complex="Arial"/>
    </style:style>
    <style:style style:name="MT2" style:family="text">
      <style:text-properties style:font-name="Arial" fo:font-size="14pt" fo:language="pt" fo:country="BR" fo:font-weight="bold" style:font-size-asian="14pt" style:font-weight-asian="bold" style:font-name-complex="Arial" style:font-size-complex="14pt"/>
    </style:style>
    <style:style style:name="MT3" style:family="text">
      <style:text-properties style:font-name="Arial" fo:language="pt" fo:country="BR" fo:font-weight="bold" style:font-weight-asian="bold" style:font-name-complex="Arial"/>
    </style:style>
    <style:style style:name="MT4" style:family="text">
      <style:text-properties fo:color="#ff0000" style:font-name="Arial" fo:language="pt" fo:country="BR" style:font-name-complex="Arial"/>
    </style:style>
    <style:style style:name="MT5" style:family="text">
      <style:text-properties fo:color="#ff0000" style:font-name="Arial" fo:language="pt" fo:country="BR" officeooo:rsid="0017f562" style:font-name-complex="Arial"/>
    </style:style>
    <style:style style:name="MT6" style:family="text">
      <style:text-properties style:font-name="Arial" fo:language="pt" fo:country="BR" style:font-name-complex="Arial"/>
    </style:style>
    <style:style style:name="MT7" style:family="text">
      <style:text-properties fo:color="#0000ff" style:font-name="Arial" fo:language="pt" fo:country="BR" style:font-name-complex="Arial"/>
    </style:style>
    <style:style style:name="MT8" style:family="text">
      <style:text-properties fo:color="#0000ff" style:font-name="Arial" fo:language="pt" fo:country="BR" officeooo:rsid="001a3dff" style:font-name-complex="Arial"/>
    </style:style>
    <style:style style:name="MT9" style:family="text">
      <style:text-properties style:font-name="Arial" fo:font-size="10pt" fo:language="pt" fo:country="BR" style:font-size-asian="10pt" style:font-name-complex="Arial" style:font-size-complex="10pt"/>
    </style:style>
    <style:style style:name="MT10" style:family="text">
      <style:text-properties style:font-name="Arial" fo:font-size="10pt" style:font-size-asian="10pt" style:font-name-complex="Arial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1cm" fo:margin-bottom="0.236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034cm" fo:margin-left="0cm" fo:margin-right="0cm" fo:margin-top="0.93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23.645cm" svg:y="-0.654cm" svg:width="2.963cm" svg:height="1.905cm" draw:z-index="6"><draw:image xlink:href="Pictures/1000000000000110000000DC86D27353.png" xlink:type="simple" xlink:show="embed" xlink:actuate="onLoad"/></draw:frame><text:span text:style-name="MT1"> <text:s text:c="26"/></text:span><text:span text:style-name="MT2">Relatório de Avaliação</text:span></text:p>
        <text:p text:style-name="Standard"><text:span text:style-name="MT3">Avaliador: </text:span><text:span text:style-name="MT4">Grupo0</text:span><text:span text:style-name="MT5">2</text:span><text:span text:style-name="MT3"> <text:s text:c="15"/>Avaliado: </text:span><text:span text:style-name="MT4">Grupo0</text:span><text:span text:style-name="MT5">3</text:span><text:span text:style-name="MT3"><text:tab/><text:tab/> <text:s text:c="9"/>Data:</text:span><text:span text:style-name="MT6"> </text:span><text:span text:style-name="MT7">1</text:span><text:span text:style-name="MT8">6</text:span><text:span text:style-name="MT7">/02/2016 – </text:span><text:span text:style-name="MT8">19/02/2016</text:span></text:p>
      </style:header>
      <style:footer>
        <text:p text:style-name="MP1">Assinaturas<text:tab/><text:tab/><text:tab/><text:tab/><text:tab/><text:tab/><text:tab/><text:tab/><text:tab/></text:p>
        <text:p text:style-name="MP2"/>
        <text:p text:style-name="MP2">__________________<text:tab/>_ <text:s text:c="12"/></text:p>
        <text:p text:style-name="MP3"><text:span text:style-name="MT9">pág. </text:span><text:span text:style-name="Page_20_Number"><text:span text:style-name="MT10"><text:page-number text:select-page="current">7</text:page-number></text:span></text:span><text:span text:style-name="Page_20_Number"><text:span text:style-name="MT10">/</text:span></text:span><text:span text:style-name="Page_20_Number"><text:span text:style-name="MT10"><text:page-count style:num-format="1">7</text:page-count></text:span></text:span></text:p>
        <text:p text:style-name="Footer"><text:span text:style-name="Page_20_Number"><text:span text:style-name="MT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orio de Avaliacao Inicial</dc:title>
    <dc:subject>Avaliacao MPS</dc:subject>
    <meta:keyword>Avaliacao</meta:keyword>
    <meta:keyword>MPS</meta:keyword>
    <meta:keyword>inicial</meta:keyword>
    <dc:description>Elaborado por Cristina, revisto e aceito por Pecegueiro</dc:description>
    <meta:initial-creator>Cristina Filipak Machado</meta:initial-creator>
    <meta:creation-date>2014-05-19T12:50:00</meta:creation-date>
    <dc:date>2016-02-22T12:05:33.500000000</dc:date>
    <meta:print-date>2009-02-28T08:36:00</meta:print-date>
    <meta:editing-cycles>27</meta:editing-cycles>
    <meta:editing-duration>PT9H9S</meta:editing-duration>
    <meta:generator>LibreOffice/4.4.6.3$Windows_x86 LibreOffice_project/e8938fd3328e95dcf59dd64e7facd2c7d67c704d</meta:generator>
    <meta:document-statistic meta:table-count="7" meta:image-count="1" meta:object-count="0" meta:page-count="7" meta:paragraph-count="150" meta:word-count="731" meta:character-count="4831" meta:non-whitespace-character-count="4150"/>
  </office:meta>
</office:document-meta>
</file>